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InvocationsTest.reset_invocations_should_reset_only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etInvocationsTest.resettingNonMockIs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etInvocationsTest.should_reset_invocations_on_multiple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tInvocationsTest.resettingNullIs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